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AE000001DD59C3D3824B1D6C1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style:font-name="Candara"/>
    </style:style>
    <style:style style:name="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andara" fo:font-size="14pt" fo:font-weight="bold" officeooo:rsid="00152ce6" officeooo:paragraph-rsid="00152ce6" style:font-size-asian="14pt" style:font-weight-asian="bold" style:font-name-complex="Arial1" style:font-size-complex="14pt" style:font-weight-complex="bold"/>
    </style:style>
    <style:style style:name="P5" style:family="paragraph" style:parent-style-name="Standard">
      <style:text-properties style:font-name="Candara" fo:font-size="14pt" fo:font-weight="bold" officeooo:rsid="00152ce6" officeooo:paragraph-rsid="001d4beb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text-properties style:font-name="Candara" fo:font-size="14pt" fo:font-weight="bold" officeooo:paragraph-rsid="00152ce6" style:font-size-asian="14pt" style:font-weight-asian="bold" style:font-name-complex="Arial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ff0000" loext:opacity="100%" style:font-name="Candara" fo:font-size="14pt" fo:font-style="italic" fo:font-weight="bold" officeooo:rsid="000d735e" officeooo:paragraph-rsid="000d735e" style:font-size-asian="14pt" style:font-style-asian="italic" style:font-weight-asian="bold" style:font-name-complex="Arial1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Candara" fo:font-size="14pt" fo:font-weight="bold" style:font-size-asian="14pt" style:font-weight-asian="bold" style:font-name-complex="Arial1" style:font-size-complex="14pt"/>
    </style:style>
    <style:style style:name="P10" style:family="paragraph" style:parent-style-name="Standard" style:list-style-name="L1">
      <style:text-properties officeooo:paragraph-rsid="001d4beb"/>
    </style:style>
    <style:style style:name="P11" style:family="paragraph" style:parent-style-name="Standard" style:list-style-name="L1">
      <style:text-properties style:font-name="Candara" fo:font-size="14pt" fo:font-weight="bold" officeooo:rsid="00152ce6" officeooo:paragraph-rsid="001d4beb" style:font-size-asian="14pt" style:font-weight-asian="bold" style:font-name-complex="Arial1" style:font-size-complex="14pt" style:font-weight-complex="bold"/>
    </style:style>
    <style:style style:name="P12" style:family="paragraph" style:parent-style-name="Standard" style:list-style-name="L1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3" style:family="paragraph" style:parent-style-name="Standard" style:list-style-name="L2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4" style:family="paragraph" style:parent-style-name="Standard" style:list-style-name="L3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5" style:family="paragraph" style:parent-style-name="Standard" style:list-style-name="L3">
      <style:text-properties style:font-name="Candara" fo:font-size="14pt" fo:font-weight="bold" officeooo:rsid="001cf8f6" officeooo:paragraph-rsid="00228dbd" style:font-size-asian="14pt" style:font-weight-asian="bold" style:font-name-complex="Arial1" style:font-size-complex="14pt" style:font-weight-complex="bold"/>
    </style:style>
    <style:style style:name="P16" style:family="paragraph" style:parent-style-name="Standard" style:list-style-name="L4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7" style:family="paragraph" style:parent-style-name="Standard" style:list-style-name="L5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8" style:family="paragraph" style:parent-style-name="Standard" style:list-style-name="L2">
      <style:text-properties fo:color="#ff3333" loext:opacity="100%"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9" style:family="paragraph" style:parent-style-name="Standard" style:list-style-name="L3">
      <style:text-properties fo:color="#ff3333" loext:opacity="100%"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20" style:family="paragraph" style:parent-style-name="Standard" style:list-style-name="L3">
      <style:text-properties fo:font-weight="bold" officeooo:rsid="00152ce6" officeooo:paragraph-rsid="00228db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dara" fo:font-size="14pt" fo:font-weight="bold" officeooo:rsid="001cf8f6" style:font-size-asian="14pt" style:font-weight-asian="bold" style:font-name-complex="Arial1" style:font-size-complex="14pt" style:font-weight-complex="bold"/>
    </style:style>
    <style:style style:name="T3" style:family="text">
      <style:text-properties fo:color="#ff3333" loext:opacity="100%" style:font-name="Candara" fo:font-size="14pt" fo:font-weight="bold" officeooo:rsid="001cf8f6" style:font-size-asian="14pt" style:font-weight-asian="bold" style:font-name-complex="Arial1" style:font-size-complex="14pt" style:font-weight-complex="bold"/>
    </style:style>
    <style:style style:name="T4" style:family="text">
      <style:text-properties fo:color="#ff3333" loext:opacity="100%" style:font-name="Candara" fo:font-size="14pt" officeooo:rsid="001cf8f6" style:font-size-asian="14pt" style:font-name-complex="Arial1" style:font-size-complex="14pt"/>
    </style:style>
    <style:style style:name="T5" style:family="text">
      <style:text-properties fo:color="#ff3333" loext:opacity="100%" style:font-name="Candara" fo:font-size="14pt" officeooo:rsid="00218038" style:font-size-asian="14pt" style:font-name-complex="Arial1" style:font-size-complex="14pt"/>
    </style:style>
    <style:style style:name="T6" style:family="text">
      <style:text-properties officeooo:rsid="001cf8f6"/>
    </style:style>
    <style:style style:name="T7" style:family="text">
      <style:text-properties officeooo:rsid="001d4beb"/>
    </style:style>
    <style:style style:name="T8" style:family="text">
      <style:text-properties officeooo:rsid="00218038"/>
    </style:style>
    <style:style style:name="T9" style:family="text">
      <style:text-properties officeooo:rsid="00229e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7">Instructions apply to:</text:p>
      <text:p text:style-name="P8">BornHack <text:span text:style-name="T8">20</text:span><text:span text:style-name="T9">21</text:span> </text:p>
      <text:p text:style-name="P6"/>
      <text:p text:style-name="P5">1. <text:span text:style-name="T6">Alerting</text:span></text:p>
      <text:list xml:id="list308942081" text:style-name="L1">
        <text:list-item>
          <text:p text:style-name="P10"><text:span text:style-name="T2">Our alerting signal is: </text:span><text:span text:style-name="T3">YELL ”FIRE” LOUDLY</text:span></text:p>
        </text:list-item>
        <text:list-item>
          <text:p text:style-name="P11">Make sure everyone understands the seriousness of the situation</text:p>
        </text:list-item>
        <text:list-item>
          <text:p text:style-name="P12">Make sure the ”orange vests” are informed</text:p>
        </text:list-item>
      </text:list>
      <text:p text:style-name="P4"/>
      <text:p text:style-name="P4"/>
      <text:p text:style-name="P5">2. <text:span text:style-name="T6">Evacuate the area</text:span></text:p>
      <text:list xml:id="list71471002" text:style-name="L2">
        <text:list-item>
          <text:p text:style-name="P13">Make sure everyone proceeds to the nearest exit</text:p>
        </text:list-item>
        <text:list-item>
          <text:p text:style-name="P13">Our meeting point is:</text:p>
        </text:list-item>
        <text:list-item>
          <text:p text:style-name="P18">The Parking Lot, <text:span text:style-name="T8">Hylkedamvej</text:span> (<text:span text:style-name="T8">right of the road at</text:span> the Main Entrance)</text:p>
        </text:list-item>
        <text:list-item>
          <text:p text:style-name="P13">Evacuate disabled or sensory-impaired people</text:p>
        </text:list-item>
      </text:list>
      <text:p text:style-name="P4"/>
      <text:p text:style-name="P4"/>
      <text:p text:style-name="P5">3. <text:span text:style-name="T6">Dial 1-1-2 and give the following information:</text:span></text:p>
      <text:list xml:id="list892494100" text:style-name="L3">
        <text:list-item>
          <text:p text:style-name="P14">What happened?</text:p>
        </text:list-item>
        <text:list-item>
          <text:p text:style-name="P14">If people are injured <text:span text:style-name="T7">- </text:span>how many?</text:p>
        </text:list-item>
        <text:list-item>
          <text:p text:style-name="P14">Where are you calling from?</text:p>
          <text:list>
            <text:list-item>
              <text:p text:style-name="P15">The address is: <text:s text:c="3"/></text:p>
              <text:list>
                <text:list-item>
                  <text:p text:style-name="P20"><text:span text:style-name="T5">Spejderhytten Hylkedam, H</text:span><text:span text:style-name="T4">ylkedamvej 54, 5591 Gelsted</text:span></text:p>
                </text:list-item>
              </text:list>
              <text:p text:style-name="P19"/>
            </text:list-item>
          </text:list>
        </text:list-item>
      </text:list>
      <text:p text:style-name="P4"/>
      <text:p text:style-name="P5">4. <text:span text:style-name="T6">Commence fire extinguishing, if possible and safe.</text:span></text:p>
      <text:list xml:id="list3558495797" text:style-name="L4">
        <text:list-item>
          <text:p text:style-name="P16">If the fire is inside: close doors to limit the spread of the fire.</text:p>
        </text:list-item>
      </text:list>
      <text:p text:style-name="P4"/>
      <text:p text:style-name="P4"/>
      <text:p text:style-name="P5">5. <text:span text:style-name="T6">Meet the fire department when they arrive and give them the following information:</text:span></text:p>
      <text:list xml:id="list2907026461" text:style-name="L5">
        <text:list-item>
          <text:p text:style-name="P17">If the fire is indoors: Any people inside <text:span text:style-name="T7">- </text:span>where?</text:p>
        </text:list-item>
        <text:list-item>
          <text:p text:style-name="P17">Where is the fire?</text:p>
        </text:list-item>
        <text:list-item>
          <text:p text:style-name="P17">What is on fire?</text:p>
        </text:list-item>
        <text:list-item>
          <text:p text:style-name="P17">How <text:span text:style-name="T7">to </text:span>access the affected area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loext:opacity="0%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color="#ffffff" loext:opacity="100%" style:font-name="Arial" fo:font-family="Arial" style:font-family-generic="roman" style:font-pitch="variable" fo:font-size="36pt" fo:font-weight="bold" style:font-size-asian="36pt" style:font-weight-asian="bold" style:font-name-complex="Arial1" style:font-family-complex="Arial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rødtekst_20_2_20_Tegn" style:display-name="Brødtekst 2 Tegn" style:family="text" style:parent-style-name="Default_20_Paragraph_20_Font">
      <style:text-properties fo:color="#ffffff" loext:opacity="100%" style:font-name="Arial" fo:font-family="Arial" style:font-family-generic="roman" style:font-pitch="variable" fo:font-size="36pt" fo:font-weight="bold" style:font-name-asian="Times New Roman1" style:font-family-asian="'Times New Roman'" style:font-family-generic-asian="system" style:font-pitch-asian="variable" style:font-size-asian="36pt" style:language-asian="da" style:country-asian="DK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idehoved_20_Tegn" style:display-name="Sidehove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Sidefod_20_Tegn" style:display-name="Sidefo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Markeringsbobletekst_20_Tegn" style:display-name="Markeringsbobletekst Tegn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a" style:country-asian="DK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ndara" fo:font-family="Candara" style:font-family-generic="roman" style:font-pitch="variable" fo:font-size="14pt" fo:font-weight="bold" style:font-size-asian="18pt" style:font-weight-asian="bold" style:font-size-complex="18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="Candara" fo:font-family="Candara" style:font-family-generic="roman" style:font-pitch="variable" fo:font-size="14pt" style:font-size-asian="16pt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8pt" fo:font-weight="bold" style:font-size-asian="18pt" style:font-weight-asian="bold" style:font-size-complex="18pt"/>
    </style:style>
    <style:style style:name="ListLabel_20_13" style:display-name="ListLabel 13" style:family="text">
      <style:text-properties fo:color="#00b050" loext:opacity="100%" style:font-name="Candara" fo:font-family="Candara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andara"/>
    </style:style>
    <style:style style:name="M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M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646in" fo:margin-left="0.472in" fo:margin-right="0.472in" style:writing-mode="lr-tb" style:layout-grid-color="#c0c0c0" style:layout-grid-lines="24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2799in" fo:margin-left="0in" fo:margin-right="0in" fo:margin-bottom="1.24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in" svg:y="-0.2917in" svg:width="7.3236in" svg:height="1.5717in" draw:z-index="0"><draw:image xlink:href="Pictures/10000201000008AE000001DD59C3D3824B1D6C15.png" xlink:type="simple" xlink:show="embed" xlink:actuate="onLoad" draw:mime-type="image/png"/></draw:frame></text:p>
      </style:header>
      <style:footer>
        <text:p text:style-name="Footer"><text:s/></text:p>
        <text:p text:style-name="MP1"><text:s/></text:p>
        <text:p text:style-name="MP2"><text:s text:c="50"/><text:span text:style-name="MT1">BornHack Orga Phone Number</text:span></text:p>
        <text:p text:style-name="MP3"><text:s text:c="63"/>+4531550497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segon.bendorff</meta:initial-creator>
    <meta:editing-cycles>16</meta:editing-cycles>
    <meta:print-date>2017-05-18T06:43:00</meta:print-date>
    <meta:creation-date>2018-08-10T11:35:00</meta:creation-date>
    <dc:date>2021-07-30T11:40:02.742931570</dc:date>
    <meta:editing-duration>PT55M36S</meta:editing-duration>
    <meta:generator>LibreOffice/7.0.4.2$Linux_X86_64 LibreOffice_project/00$Build-2</meta:generator>
    <meta:document-statistic meta:table-count="0" meta:image-count="1" meta:object-count="0" meta:page-count="1" meta:paragraph-count="29" meta:word-count="177" meta:character-count="1079" meta:non-whitespace-character-count="826"/>
    <meta:user-defined meta:name="AppVersion">14.0000</meta:user-defined>
    <meta:user-defined meta:name="Company">Vejle Kommun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